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HandlingWebHandler.ExceptionHandlingWebHandler( WebHandler delegate , List &lt; WebExceptionHandler &gt;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HandlingWebHandler.handle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eckpointInsertingHandler.handle( ServerWebExchange exchange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HandlingWebHandler.getException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